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#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A</text:p>
          </table:table-cell>
          <table:table-cell office:value-type="string" calcext:value-type="string">
            <text:p>#B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</table:table-row>
      </table:table>
      <table:table table:name="Sheet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VL Gothic" style:font-family-asian="'VL Gothi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00/00/00</text:date>, <text:time style:data-style-name="N2" text:time-value="22:24:56.25519279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7:59:24.688129819</meta:creation-date>
    <dc:date>2018-09-27T22:25:34.796587482</dc:date>
    <meta:editing-duration>PT3M56S</meta:editing-duration>
    <meta:editing-cycles>3</meta:editing-cycles>
    <meta:generator>LibreOffice/6.0.6.2$Linux_X86_64 LibreOffice_project/00$Build-2</meta:generator>
    <meta:document-statistic meta:table-count="3" meta:cell-count="51" meta:object-count="0"/>
  </office:meta>
</office:document-meta>
</file>